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officeooo:rsid="00184369" officeooo:paragraph-rsid="00184369"/>
    </style:style>
    <style:style style:name="P2" style:family="paragraph" style:parent-style-name="Standard">
      <style:paragraph-properties fo:line-height="115%"/>
      <style:text-properties officeooo:rsid="0018fdcb" officeooo:paragraph-rsid="0018fdcb"/>
    </style:style>
    <style:style style:name="P3" style:family="paragraph" style:parent-style-name="Standard">
      <style:paragraph-properties fo:line-height="115%"/>
      <style:text-properties officeooo:paragraph-rsid="00184369"/>
    </style:style>
    <style:style style:name="P4" style:family="paragraph" style:parent-style-name="Standard">
      <style:paragraph-properties fo:line-height="115%"/>
      <style:text-properties officeooo:rsid="001c1872" officeooo:paragraph-rsid="001c1872"/>
    </style:style>
    <style:style style:name="P5" style:family="paragraph" style:parent-style-name="Standard">
      <style:paragraph-properties fo:line-height="115%"/>
      <style:text-properties officeooo:rsid="001d8423" officeooo:paragraph-rsid="001d8423"/>
    </style:style>
    <style:style style:name="P6" style:family="paragraph" style:parent-style-name="Standard">
      <style:paragraph-properties fo:line-height="115%"/>
      <style:text-properties officeooo:rsid="001e86c6" officeooo:paragraph-rsid="001e86c6"/>
    </style:style>
    <style:style style:name="P7" style:family="paragraph" style:parent-style-name="Standard">
      <style:paragraph-properties fo:line-height="115%"/>
      <style:text-properties officeooo:rsid="00214ce4" officeooo:paragraph-rsid="00214ce4"/>
    </style:style>
    <style:style style:name="P8" style:family="paragraph" style:parent-style-name="Standard">
      <style:paragraph-properties fo:line-height="115%"/>
      <style:text-properties officeooo:rsid="00214ce4" officeooo:paragraph-rsid="00214ce4"/>
    </style:style>
    <style:style style:name="P9" style:family="paragraph" style:parent-style-name="Standard">
      <style:paragraph-properties fo:line-height="115%"/>
      <style:text-properties officeooo:rsid="00242ab8" officeooo:paragraph-rsid="00242ab8"/>
    </style:style>
    <style:style style:name="P10" style:family="paragraph" style:parent-style-name="Standard">
      <style:paragraph-properties fo:line-height="115%"/>
      <style:text-properties officeooo:rsid="002546ab" officeooo:paragraph-rsid="002546ab"/>
    </style:style>
    <style:style style:name="P11" style:family="paragraph" style:parent-style-name="Standard">
      <style:paragraph-properties fo:line-height="115%"/>
      <style:text-properties officeooo:rsid="0025d24f" officeooo:paragraph-rsid="0025d24f"/>
    </style:style>
    <style:style style:name="P12" style:family="paragraph" style:parent-style-name="Standard">
      <style:paragraph-properties fo:line-height="115%"/>
      <style:text-properties officeooo:rsid="0025e338" officeooo:paragraph-rsid="0025e338"/>
    </style:style>
    <style:style style:name="P13" style:family="paragraph" style:parent-style-name="Standard">
      <style:paragraph-properties fo:line-height="115%"/>
      <style:text-properties officeooo:rsid="0028640e" officeooo:paragraph-rsid="0028640e"/>
    </style:style>
    <style:style style:name="P14" style:family="paragraph" style:parent-style-name="Standard">
      <style:paragraph-properties fo:line-height="115%"/>
      <style:text-properties officeooo:paragraph-rsid="0028640e"/>
    </style:style>
    <style:style style:name="P15" style:family="paragraph" style:parent-style-name="Standard">
      <style:paragraph-properties fo:line-height="115%"/>
      <style:text-properties officeooo:rsid="00292ddb" officeooo:paragraph-rsid="00292ddb"/>
    </style:style>
    <style:style style:name="P16" style:family="paragraph" style:parent-style-name="Standard">
      <style:paragraph-properties fo:line-height="115%"/>
      <style:text-properties officeooo:rsid="002a2ddc" officeooo:paragraph-rsid="002a2ddc"/>
    </style:style>
    <style:style style:name="P17" style:family="paragraph" style:parent-style-name="Standard">
      <style:paragraph-properties fo:line-height="115%"/>
      <style:text-properties officeooo:rsid="002cc205" officeooo:paragraph-rsid="002cc205"/>
    </style:style>
    <style:style style:name="P18" style:family="paragraph" style:parent-style-name="Standard">
      <style:paragraph-properties fo:line-height="115%"/>
      <style:text-properties officeooo:rsid="002cc205" officeooo:paragraph-rsid="002e938d"/>
    </style:style>
    <style:style style:name="P19" style:family="paragraph" style:parent-style-name="Standard">
      <style:paragraph-properties fo:line-height="115%"/>
      <style:text-properties officeooo:rsid="002e938d" officeooo:paragraph-rsid="002e938d"/>
    </style:style>
    <style:style style:name="P20" style:family="paragraph" style:parent-style-name="Standard">
      <style:paragraph-properties fo:line-height="115%"/>
      <style:text-properties officeooo:rsid="002e9a3a" officeooo:paragraph-rsid="002e9a3a"/>
    </style:style>
    <style:style style:name="P21" style:family="paragraph" style:parent-style-name="Standard">
      <style:paragraph-properties fo:line-height="115%"/>
      <style:text-properties officeooo:rsid="002fce62" officeooo:paragraph-rsid="002fce62"/>
    </style:style>
    <style:style style:name="P22" style:family="paragraph" style:parent-style-name="Standard">
      <style:paragraph-properties fo:line-height="115%"/>
      <style:text-properties fo:font-weight="bold" officeooo:rsid="002fce62" officeooo:paragraph-rsid="002fce62" style:font-weight-asian="bold" style:font-weight-complex="bold"/>
    </style:style>
    <style:style style:name="P23" style:family="paragraph" style:parent-style-name="Standard">
      <style:paragraph-properties fo:line-height="115%"/>
      <style:text-properties fo:font-weight="bold" officeooo:rsid="00314716" officeooo:paragraph-rsid="00314716" style:font-weight-asian="bold" style:font-weight-complex="bold"/>
    </style:style>
    <style:style style:name="P24" style:family="paragraph" style:parent-style-name="Standard">
      <style:paragraph-properties fo:line-height="115%"/>
      <style:text-properties fo:font-weight="normal" officeooo:rsid="00314716" officeooo:paragraph-rsid="00314716" style:font-weight-asian="normal" style:font-weight-complex="normal"/>
    </style:style>
    <style:style style:name="T1" style:family="text">
      <style:text-properties officeooo:rsid="0018fdcb"/>
    </style:style>
    <style:style style:name="T2" style:family="text">
      <style:text-properties fo:language="pt" fo:country="BR"/>
    </style:style>
    <style:style style:name="T3" style:family="text">
      <style:text-properties officeooo:rsid="001c1872"/>
    </style:style>
    <style:style style:name="T4" style:family="text">
      <style:text-properties officeooo:rsid="001d2122"/>
    </style:style>
    <style:style style:name="T5" style:family="text">
      <style:text-properties officeooo:rsid="001d8423"/>
    </style:style>
    <style:style style:name="T6" style:family="text">
      <style:text-properties officeooo:rsid="001e86c6"/>
    </style:style>
    <style:style style:name="T7" style:family="text">
      <style:text-properties officeooo:rsid="00214ce4"/>
    </style:style>
    <style:style style:name="T8" style:family="text">
      <style:text-properties officeooo:rsid="00242ab8"/>
    </style:style>
    <style:style style:name="T9" style:family="text">
      <style:text-properties officeooo:rsid="002546ab"/>
    </style:style>
    <style:style style:name="T10" style:family="text">
      <style:text-properties officeooo:rsid="0025d24f"/>
    </style:style>
    <style:style style:name="T11" style:family="text">
      <style:text-properties officeooo:rsid="0028640e"/>
    </style:style>
    <style:style style:name="T12" style:family="text">
      <style:text-properties officeooo:rsid="002a2ddc"/>
    </style:style>
    <style:style style:name="T13" style:family="text">
      <style:text-properties officeooo:rsid="002e938d"/>
    </style:style>
    <style:style style:name="T14" style:family="text">
      <style:text-properties officeooo:rsid="002e9a3a"/>
    </style:style>
    <style:style style:name="T15" style:family="text">
      <style:text-properties officeooo:rsid="002fce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a 1 e 2 de atividades sobre o GitHub</text:p>
      <text:p text:style-name="P1">Aluno: Rodrigo Oliveira Gaíva Aguiar</text:p>
      <text:p text:style-name="P2">Curso: Engenharia de Software</text:p>
      <text:p text:style-name="P1"/>
      <text:p text:style-name="P1">Obs: O número prefixo ao número da pergunta será usado para definir de qual lista o exercício se origina.</text:p>
      <text:p text:style-name="P1"/>
      <text:p text:style-name="P3">1.1 – “git --<text:span text:style-name="T2">version</text:span>” é o comando usado para descobrir a versão do git.</text:p>
      <text:p text:style-name="P1">1.2<text:span text:style-name="T1">a </text:span>– <text:span text:style-name="T1">Este comando lista todas as variáveis configuradas no arquivo “config file”, com os seus valores.</text:span></text:p>
      <text:p text:style-name="P2">1.2b – Move ou renomeia um arquivo, uma pasta ou um link simbólico.</text:p>
      <text:p text:style-name="P2">1.2c – Reseta os arquivos indexados e a árvore de trabalho local para <text:span text:style-name="T4">o último </text:span>commit específic<text:span text:style-name="T4">ado</text:span>, <text:span text:style-name="T3">descartando qualquer alterações realizadas após o último commit registrado</text:span>.</text:p>
      <text:p text:style-name="P2">1.2d – Apresenta o log dos últimos 27 commits.</text:p>
      <text:p text:style-name="P4">1.2e – <text:span text:style-name="T5">Apresenta uma lista de parâmetros disponíveis para uso nos comandos git, além dos comandos mais comuns utilizados no git.</text:span></text:p>
      <text:p text:style-name="P5">1.2f – Apresenta um guia de uso do comando “reset”, com os possíveis parâmetros que possam ser utilizados, além de comandos e o funcionamento de cada um deles.</text:p>
      <text:p text:style-name="P5">1.2g – Adiciona todos os arquivos presentes na pasta que sofre o controle <text:span text:style-name="T6">de configuração do git, ao modo “staged”, tanto os arquivos já existentes, como os arquivos que ainda não possuem o pathspec controlado pelo git.</text:span></text:p>
      <text:p text:style-name="P6">1.2h – Atualizada todos os arquivos que já sofrem o controle de versão do git, e que possuem o seu pathspec acompanhado pelo git, ao modo “staged”.</text:p>
      <text:p text:style-name="P6">1.3 – “git add” e “git commit”.</text:p>
      <text:p text:style-name="P6">1.4 – “<text:span text:style-name="T7">git status”</text:span></text:p>
      <text:p text:style-name="P7">1.5 – “git status”</text:p>
      <text:p text:style-name="P7">1.6 – “git commit”</text:p>
      <text:p text:style-name="P7">1.7 – “git reset HEAD &lt;arquivo&gt;”</text:p>
      <text:p text:style-name="P7">1.8 – <text:span text:style-name="T8">Deve adicioná-lo ao .gitignore para que ele não seja adicionado ao repositório central</text:span></text:p>
      <text:p text:style-name="P9">1.9 – Você pode apenas cloná-lo de novo</text:p>
      <text:p text:style-name="P9">1.10 – <text:span text:style-name="T9">Você utiliza o comando “git clone &lt;endereço_do_repositório&gt;”</text:span></text:p>
      <text:p text:style-name="P10">1.11 – “git log --pretty=oneline”</text:p>
      <text:p text:style-name="P10">1.12 – .gitconfig</text:p>
      <text:p text:style-name="P10">1.13 – “git init”</text:p>
      <text:p text:style-name="P10">1.14 – .git</text:p>
      <text:p text:style-name="P10">1.15 – “git add -u”</text:p>
      <text:p text:style-name="P10">1.16 – Ele utiliza o algoritmo de dispersão seguro chamado SHA na sua segunda versão, chamada de SHA-1. <text:span text:style-name="T10">O propósito é, na forma original do SHA, a criptografia, mas no seu uso no git, a integridade de dados. O SHA-1 é o chamado algoritmo de dispersão seguro em sua segunda versão, que é a criptografia por meio do hash. Todos os commits recebem um código SHA1 para que ele seja controlado.</text:span></text:p>
      <text:p text:style-name="P11">1.17 –</text:p>
      <text:p text:style-name="P12">1.18 – Não, já que este comando só atualiza os arquivos já “staged” que sofreram modificação, e não adiciona novos arquivos.</text:p>
      <text:p text:style-name="P12">1.19 – Primeiro, o último commit será desfeito, mas as alterações permanecerão. Depois, no segundo comando, o último commit antes do commit que foi desfeito, é cancelado, e as mudanças <text:soft-page-break/>serão desfeitas também, deixando nossa árvore de trabalho no estado anterior aos últimos 2 commits.</text:p>
      <text:p text:style-name="P12">1.20 – “git clean -f”</text:p>
      <text:p text:style-name="P12">1.21 – .gitignore</text:p>
      <text:p text:style-name="P12">1.22 – *.class</text:p>
      <text:p text:style-name="P12">1.23 – <text:span text:style-name="T11">ok, clonado</text:span></text:p>
      <text:p text:style-name="P13">1.24 – Lista o número de commits dos contribuidores, juntamente com o nome e o e-mail.</text:p>
      <text:p text:style-name="P13">1.25 – Lista qual o nome “alocado” aos nomes de repositórios.</text:p>
      <text:p text:style-name="P13">1.26 – “git tag”</text:p>
      <text:p text:style-name="P13">1.27 – “git tag -l “2.0*”</text:p>
      <text:p text:style-name="P14"><text:span text:style-name="T11">1.28 – Aqui, ele retornou o erro “fatal: too many params”, mas acredito que o efeito era uma nova tag ser criada, com o nome de 3.4-gold e com a mensagem “minha versão ouro” ligada a ela.</text:span></text:p>
      <text:p text:style-name="P15">1.29 – A tag 3.4-gold será mostrada com sua mensagem.</text:p>
      <text:p text:style-name="P15">1.30 – Ele salvaria a versão atual da nossa árvore de trabalho para a versão 3.4-gold.</text:p>
      <text:p text:style-name="P15">1.31 – Substitui os dados do commit, como a mensagem, com o novo commit.</text:p>
      <text:p text:style-name="P15">1.32 – <text:span text:style-name="T12">Retira o x.txt do modo staging</text:span></text:p>
      <text:p text:style-name="P16">1.33 –</text:p>
      <text:p text:style-name="P16">1.34 –</text:p>
      <text:p text:style-name="P17"/>
      <text:p text:style-name="P17">2.1 – Slides vistos.</text:p>
      <text:p text:style-name="P18">2.2 – “<text:span text:style-name="T13">git push origin &lt;nome_da_tag&gt;</text:span>” <text:span text:style-name="T14">ou “git push –tags”.</text:span></text:p>
      <text:p text:style-name="P19">2.3 – <text:span text:style-name="T14">Master.</text:span></text:p>
      <text:p text:style-name="P20">2.4 – Cria um novo branch com o nome utilizado no comando.</text:p>
      <text:p text:style-name="P20">2.5 – Com o comando “git branch &lt;nome_do_branch&gt; &lt;sha1_do_commit&gt;”.</text:p>
      <text:p text:style-name="P20">2.6 – Cria um novo branch com o nome “erro1234”.</text:p>
      <text:p text:style-name="P20">2.7 – “git checkout experimento2”.</text:p>
      <text:p text:style-name="P20">2.8 – Uma lista com b1 e b2, <text:span text:style-name="T15">e o b1 com o asterisco do lado, indicando que estamos nesse branch.</text:span></text:p>
      <text:p text:style-name="P21">2.9 – Cria um novo branch com o nome de “novobranch” a partir do branch corrente, e muda o corrente para este mesmo branch, ou seja, o “novobranch”.</text:p>
      <text:p text:style-name="P21">2.10 – Deleta o branch “teste” caso ele exista.</text:p>
      <text:p text:style-name="P21">2.11 –</text:p>
      <text:p text:style-name="P21">$ git checkout -b experimento</text:p>
      <text:p text:style-name="P22">Branch criado e rastreamento alterado para branch experimento</text:p>
      <text:p text:style-name="P24">$ git add -A</text:p>
      <text:p text:style-name="P23">Todos os arquivos criados foram “tracked”, assim como os atualizados</text:p>
      <text:p text:style-name="P24">$ git commit -m “experimento finalizado”</text:p>
      <text:p text:style-name="P23">Todos os arquivos modificados ou novos foram “staged”</text:p>
      <text:p text:style-name="P24">$ git push origin experimento</text:p>
      <text:p text:style-name="P23">O novo commit foi do repositório local para o repositório remoto no branch “experimento”</text:p>
      <text:p text:style-name="P24">$ git checkout master</text:p>
      <text:p text:style-name="P23">Branch rastreado trocado para o “master”</text:p>
      <text:p text:style-name="P24">$ git merge experimento</text:p>
      <text:p text:style-name="P23">Branch “experimento” sofreu o merge com o “master” e uma nova versão do “master” foi criad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nsolas" svg:font-family="Consolas, Menlo, Monaco, 'Lucida Console', 'Liberation Mono', 'DejaVu Sans Mono', 'Bitstream Vera Sans Mono', 'Courier New', monospace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20:02:27.637204000</meta:creation-date>
    <dc:date>2017-08-18T21:32:26.281540000</dc:date>
    <meta:editing-duration>PT20H50M4S</meta:editing-duration>
    <meta:editing-cycles>11</meta:editing-cycles>
    <meta:generator>LibreOffice/5.3.4.2$MacOSX_X86_64 LibreOffice_project/f82d347ccc0be322489bf7da61d7e4ad13fe2ff3</meta:generator>
    <meta:document-statistic meta:table-count="0" meta:image-count="0" meta:object-count="0" meta:page-count="2" meta:paragraph-count="68" meta:word-count="739" meta:character-count="4396" meta:non-whitespace-character-count="3675"/>
  </office:meta>
</office:document-meta>
</file>